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1pt" officeooo:rsid="00126c3b" officeooo:paragraph-rsid="00126c3b" style:font-size-asian="9.60000038146973pt" style:font-size-complex="11pt"/>
    </style:style>
    <style:style style:name="P2" style:family="paragraph" style:parent-style-name="Standard">
      <style:text-properties style:font-name="Arial1" fo:font-size="11pt" fo:font-weight="bold" officeooo:rsid="00126c3b" officeooo:paragraph-rsid="00126c3b" style:font-size-asian="9.60000038146973pt" style:font-weight-asian="bold" style:font-size-complex="11pt" style:font-weight-complex="bold"/>
    </style:style>
    <style:style style:name="P3" style:family="paragraph" style:parent-style-name="Standard">
      <style:text-properties fo:color="#c9211e" loext:opacity="100%" style:font-name="Arial1" fo:font-size="24pt" fo:font-weight="bold" officeooo:rsid="00126c3b" officeooo:paragraph-rsid="00126c3b" style:font-size-asian="21pt" style:font-weight-asian="bold" style:font-size-complex="24pt" style:font-weight-complex="bold"/>
    </style:style>
    <style:style style:name="P4" style:family="paragraph" style:parent-style-name="Standard">
      <style:text-properties fo:color="#ff860d" loext:opacity="100%" style:font-name="Arial1" fo:font-size="14pt" fo:font-weight="bold" officeooo:rsid="00126c3b" officeooo:paragraph-rsid="00126c3b" style:font-size-asian="12.25pt" style:font-weight-asian="bold" style:font-size-complex="14pt" style:font-weight-complex="bold"/>
    </style:style>
    <style:style style:name="P5" style:family="paragraph" style:parent-style-name="Standard">
      <style:text-properties fo:color="#000000" loext:opacity="100%" style:font-name="Arial1" fo:font-size="11pt" fo:font-weight="normal" officeooo:rsid="00126c3b" officeooo:paragraph-rsid="00126c3b" style:font-size-asian="9.60000038146973pt" style:font-weight-asian="normal" style:font-size-complex="11pt" style:font-weight-complex="normal"/>
    </style:style>
    <style:style style:name="P6" style:family="paragraph" style:parent-style-name="Standard">
      <style:text-properties fo:color="#000000" loext:opacity="100%" style:font-name="Arial1" fo:font-size="11pt" fo:font-weight="bold" officeooo:rsid="00126c3b" officeooo:paragraph-rsid="00126c3b" style:font-size-asian="9.60000038146973pt" style:font-weight-asian="bold" style:font-size-complex="11pt"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text-properties fo:color="#acb20c" loext:opacity="100%" style:font-name="Arial1" fo:font-size="11pt" fo:font-weight="bold" officeooo:rsid="00126c3b" officeooo:paragraph-rsid="00126c3b"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loext:opacity="100%" style:font-name="Arial1" fo:font-weight="normal" officeooo:rsid="00126c3b" style:font-weight-asian="normal" style:font-weight-complex="normal"/>
    </style:style>
    <style:style style:name="T4" style:family="text">
      <style:text-properties fo:color="#000000" loext:opacity="100%" style:font-name="Arial1" fo:font-weight="bold" officeooo:rsid="00126c3b" style:font-weight-asian="bold" style:font-weight-complex="bold"/>
    </style:style>
    <style:style style:name="T5" style:family="text">
      <style:text-properties style:font-name="Arial1"/>
    </style:style>
    <style:style style:name="T6" style:family="text">
      <style:text-properties style:font-name="Arial1" fo:font-size="11pt" style:font-size-asian="11pt" style:font-size-complex="11pt"/>
    </style:style>
    <style:style style:name="T7" style:family="text">
      <style:text-properties style:font-name="Arial1" fo:font-size="11pt" officeooo:rsid="00126c3b"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ma 1: Sistemas de representación de la información.</text:p>
      <text:p text:style-name="P3"/>
      <text:p text:style-name="P4">1. Sistemas de representación de la información.</text:p>
      <text:p text:style-name="P4"/>
      <text:p text:style-name="P7"><text:span text:style-name="T3">Cualquier dato que se introduce en un sistema informático debe introducirse a un tipo concreto que pueda entender y manejar la máquina a bajo nivel. Este tipo concreto que es la base de cualquier sistema informático es el </text:span><text:span text:style-name="T4">bit</text:span>.</text:p>
      <text:p text:style-name="P1">El bit sería la información de menor tamaño que puede manejar cualquier equipo digital.</text:p>
      <text:p text:style-name="P1"/>
      <text:p text:style-name="P1">Para que un sistema informático pueda realizar operaciones, debe traducir (codificar) cualquier instrucción que reciba el sistema binario (formado por 0 y 1).</text:p>
      <text:p text:style-name="P1"/>
      <text:p text:style-name="P2">Bit (bit): <text:span text:style-name="T2">equivalente a 0 o 1.</text:span></text:p>
      <text:p text:style-name="P2">Byte (B): <text:span text:style-name="T2">8 bits.</text:span></text:p>
      <text:p text:style-name="P2">Kylobyte (kB): <text:span text:style-name="T2">1024 bytes.</text:span></text:p>
      <text:p text:style-name="P2">Megabyte (MB): <text:span text:style-name="T2">1024 kB.</text:span></text:p>
      <text:p text:style-name="P2">Gigabyte (GB): <text:span text:style-name="T2">1024 MB.</text:span></text:p>
      <text:p text:style-name="P2">Terabyte (TB): <text:span text:style-name="T2">1024 GB.</text:span></text:p>
      <text:p text:style-name="P2">Petabyte (PB): <text:span text:style-name="T2">1024 TB.</text:span></text:p>
      <text:p text:style-name="P2">Exabyte (EB): <text:span text:style-name="T2">1024 PB.</text:span></text:p>
      <text:p text:style-name="P2"><text:span text:style-name="T2"/></text:p>
      <text:p text:style-name="P2"><text:span text:style-name="T2">Los archivos de imagen (jpg, bmp, png), vídeo (mp4, mpg, mov), ejecutables (exe, com) o de muchos otros tipos se conocen como ficheros binarios.</text:span></text:p>
      <text:p text:style-name="P2"><text:span text:style-name="T2"/></text:p>
      <text:p text:style-name="P4">2. Ficheros.</text:p>
      <text:p text:style-name="P4"/>
      <text:p text:style-name="P8">2.1. Concepto de fichero.</text:p>
      <text:p text:style-name="P8"/>
      <text:p text:style-name="P5">Los ficheros se utilizan para gestionar información, siendo estructuras que permiten almacenar datos de distintos tipos.</text:p>
      <text:p text:style-name="P5"/>
      <text:p text:style-name="P5">Un fichero se puede definir como una secuencia de bits que contiene información relacionada con un asunto concreto, de forma estructurada y organizada, y que están ubicadas en dispositivos de almacenamiento.</text:p>
      <text:p text:style-name="P5">Son también conocidos como <text:span text:style-name="T1">archivos</text:span>.</text:p>
      <text:p text:style-name="P5">Están pensados para que puedas consultar, modificar y suprimir, etc.</text:p>
      <text:p text:style-name="P5"/>
      <text:p text:style-name="P8">2.2. Tipos de ficheros según su uso.</text:p>
      <text:p text:style-name="P8"/>
      <text:p text:style-name="P6">Permanentes.</text:p>
      <text:p text:style-name="P6"/>
      <text:p text:style-name="P5">· Maestros.</text:p>
      <text:p text:style-name="P5">· Históricos.</text:p>
      <text:p text:style-name="P5">· Constantes.</text:p>
      <text:p text:style-name="P5"/>
      <text:p text:style-name="P6">Temporales.</text:p>
      <text:p text:style-name="P6"/>
      <text:p text:style-name="P5">· De movimientos.</text:p>
      <text:p text:style-name="P5">· De trabajo o maniobra.</text:p>
      <text:p text:style-name="P5"/>
      <text:p text:style-name="P5"/>
      <text:p text:style-name="P8"><text:soft-page-break/>2.2.1. Ficheros permanentes.</text:p>
      <text:p text:style-name="P8"/>
      <text:p text:style-name="P5">Destinados a mantenerse en el sistema, ya que contienen información de vital importancia para la aplicación.</text:p>
      <text:p text:style-name="P5"/>
      <text:p text:style-name="P6">· Ficheros maestros: <text:span text:style-name="T2">contienen información relativa al estado actual de datos concretos, que pueden ser modificados. Indican el estado en un instante determinado.</text:span></text:p>
      <text:p text:style-name="P6"><text:span text:style-name="T2"/></text:p>
      <text:p text:style-name="P6">· Ficheros históricos: <text:span text:style-name="T2">se construyen a partir de los maestros, contienen información antigua, con los movimientos que han ocurrido (libros de contabilidad).</text:span></text:p>
      <text:p text:style-name="P6"><text:span text:style-name="T2"/></text:p>
      <text:p text:style-name="P6">· Fichero de constantes: <text:span text:style-name="T2">varía muy poco a lo largo del tiempo. Podría ser el que contiene los datos personales de los trabajadores de una empresa.</text:span></text:p>
      <text:p text:style-name="P6"><text:span text:style-name="T2"/></text:p>
      <text:p text:style-name="P8">2.2.2. Ficheros temporales.</text:p>
      <text:p text:style-name="P8"/>
      <text:p text:style-name="P5">A partir de los permanentes, guardan información necesaria durante un período de tiempo.</text:p>
      <text:p text:style-name="P5"/>
      <text:p text:style-name="P6">· Ficheros de movimientos: <text:span text:style-name="T2">contienen información sobre las modificaciones realizadas en el fichero maestro, ya sea modificar registros existentes, crear nuevos o eliminar alguno.</text:span></text:p>
      <text:p text:style-name="P6"><text:span text:style-name="T2"/></text:p>
      <text:p text:style-name="P6">· Ficheros de trabajo o maniobra: <text:span text:style-name="T2">datos que no pueden almacenarse en memoria por falta de espacio. Guardan datos de manera temporal.</text:span></text:p>
      <text:p text:style-name="P6"><text:span text:style-name="T2"/></text:p>
      <text:p text:style-name="P8">2.3. Tipos de ficheros según su organización.</text:p>
      <text:p text:style-name="P8"/>
      <text:p text:style-name="P8">2.3.1. Ficheros secuenciales.</text:p>
      <text:p text:style-name="P8"/>
      <text:p text:style-name="P5">Dispuestos de manera ordenada y consecutiva. Para acceder a unos datos es necesario pasar por los anteriores.</text:p>
      <text:p text:style-name="P5"/>
      <text:p text:style-name="P8">2.3.2. Ficheros de acceso directo.</text:p>
      <text:p text:style-name="P8"/>
      <text:p text:style-name="P5">Los datos están organizados con unos tamaños fijos de forma que se puede acceder directamente.</text:p>
      <text:p text:style-name="P5"/>
      <text:p text:style-name="P8">2.3.3. Ficheros indexados.</text:p>
      <text:p text:style-name="P8"/>
      <text:p text:style-name="P5">Organizados en base a un índice. Más rápido, pero más complejo de implementar.</text:p>
      <text:p text:style-name="P5"/>
      <text:p text:style-name="P8">2.4. Tipos de ficheros según su contenido.</text:p>
      <text:p text:style-name="P8"/>
      <text:p text:style-name="P8">2.4.1. Ficheros planos o de texto.</text:p>
      <text:p text:style-name="P8"/>
      <text:p text:style-name="P5">Se caracterizan por ser entendibles directamente por nosotros, sin necesidad de software. Suelen estar construidos mediante código ASCII.</text:p>
      <text:p text:style-name="P5">Existen archivos de texto de diferentes tipos:</text:p>
      <text:p text:style-name="P5"/>
      <text:p text:style-name="P6">· Ficheros web: <text:span text:style-name="T2">html, php, xml.</text:span></text:p>
      <text:p text:style-name="P6">· Ficheros de código: <text:span text:style-name="T2">java, js, sql.</text:span></text:p>
      <text:p text:style-name="P6">· Ficheros de configuración: <text:span text:style-name="T2">ini, conf.</text:span></text:p>
      <text:p text:style-name="P6"><text:span text:style-name="T2"/></text:p>
      <text:p text:style-name="P6"/>
      <text:p text:style-name="P6"/>
      <text:p text:style-name="P6"/>
      <text:p text:style-name="P6"/>
      <text:p text:style-name="P6"/>
      <text:p text:style-name="P8"><text:soft-page-break/>2.4.2. Ficheros binarios.</text:p>
      <text:p text:style-name="P8"/>
      <text:p text:style-name="P5">Se caracterizan por estar codificados en binarios, por lo que deben ser procesados por alguna aplicación concreta, según su extensión.</text:p>
      <text:p text:style-name="P5"/>
      <text:p text:style-name="P6">· Ficheros de vídeo: <text:span text:style-name="T2">mp4, avi.</text:span></text:p>
      <text:p text:style-name="P6">· Ficheros ejecutables: <text:span text:style-name="T2">exe.</text:span></text:p>
      <text:p text:style-name="P6">· Ficheros de imágenes: <text:span text:style-name="T2">jpeg, png, gif.</text:span></text:p>
      <text:p text:style-name="P6">· Ficheros de aplicaciones concretas: <text:span text:style-name="T2">xls, pdf.</text:span></text:p>
      <text:p text:style-name="P6"><text:span text:style-name="T2"/></text:p>
      <text:p text:style-name="P4">3. Sistemas de almacenamiento de la información.</text:p>
      <text:p text:style-name="P4"/>
      <text:p text:style-name="P8">3.1. Concepto.</text:p>
      <text:p text:style-name="P8"/>
      <text:p text:style-name="P5">Consisten en dispositivos de diferentes características y construcciones que permiten el almacenamiento y gestión de datos de diferentes tipos (discos duros, memorias flash, DVD, NAS o almacenamientos en la nube).</text:p>
      <text:p text:style-name="P5"/>
      <text:p text:style-name="P8">3.2. Sistemas lógicos de almacenamiento.</text:p>
      <text:p text:style-name="P8"/>
      <text:p text:style-name="P5">Abarca uno o varios medios físicos, ocupando particiones de los mismos.</text:p>
      <text:p text:style-name="P5">Desde el punto de vista lógico, tendremos un único sistema de almacenamiento, que físicamente se encuentra distribuido.</text:p>
      <text:p text:style-name="P5"/>
      <text:p text:style-name="P8">3.3. Tipos de sistemas de almacenamiento.</text:p>
      <text:p text:style-name="P8"/>
      <text:p text:style-name="P5">· Según su construcción (ópticos y magnéticos).</text:p>
      <text:p text:style-name="P5">· Según su capacidad.</text:p>
      <text:p text:style-name="P5">· Según la organización de los datos (secuenciales o direccionables).</text:p>
      <text:p text:style-name="P5"/>
      <text:p text:style-name="P8">3.3.1. Discos duros.</text:p>
      <text:p text:style-name="P8"/>
      <text:p text:style-name="P5">Pueden ser magnéticos o de estado sólido (SSD).</text:p>
      <text:p text:style-name="P5"/>
      <text:p text:style-name="P8">3.3.2. NAS (Network Attached Storage) y SAN (Storage Area Network).</text:p>
      <text:p text:style-name="P8"/>
      <text:p text:style-name="P5">Se trata de sistemas de almacenamiento a través de la red.</text:p>
      <text:p text:style-name="P5">Mientras que un NAS es solo un dispositivo de almacenamiento centralizado (un disco duro en una red LAN), SAN es en si mismo una red de almacenamiento dedicada, que permite intercambiar datos mediante un software especial.</text:p>
      <text:p text:style-name="P5"/>
      <text:p text:style-name="P8">3.3.3. Almacenamiento RAID.</text:p>
      <text:p text:style-name="P8"/>
      <text:p text:style-name="P5">Es una configuración basada en la utilización de varios discos independientes entre sí, que se comportan como un único dispositivo.</text:p>
      <text:p text:style-name="P5">Permite reducir el tiempo necesario para acceder a la información, utiliza redundancia en los discos, para reducir la pérdida de información.</text:p>
      <text:p text:style-name="P5"/>
      <text:p text:style-name="P8">3.4. Gestión de los sistemas de almacenamiento.</text:p>
      <text:p text:style-name="P8"/>
      <text:p text:style-name="P5">· Minimizar la pérdida de datos.</text:p>
      <text:p text:style-name="P5">· Alargar la vida útil de los dispositivos.</text:p>
      <text:p text:style-name="P5">· Optimizar la utilización de los mismos.</text:p>
      <text:p text:style-name="P5">· Garantizar la seguridad de la información existente.</text:p>
      <text:p text:style-name="P5"/>
      <text:h text:style-name="Heading_20_3" text:outline-level="3"><text:span text:style-name="T6">· Capacidad. <text:s text:c="3"/>· Recuperabilidad. <text:s text:c="2"/>· Rendimiento. <text:s text:c="2"/></text:span><text:span text:style-name="T7">· Fiabilidad.</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2T17:10:12.613000000</meta:creation-date>
    <dc:date>2024-01-02T17:42:08.312000000</dc:date>
    <meta:editing-duration>PT31M56S</meta:editing-duration>
    <meta:editing-cycles>1</meta:editing-cycles>
    <meta:document-statistic meta:table-count="0" meta:image-count="0" meta:object-count="0" meta:page-count="3" meta:paragraph-count="81" meta:word-count="815" meta:character-count="5297" meta:non-whitespace-character-count="4556"/>
    <meta:generator>LibreOffice/7.6.2.1$Windows_X86_64 LibreOffice_project/56f7684011345957bbf33a7ee678afaf4d2ba333</meta:generator>
  </office:meta>
</office:document-meta>
</file>